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MT" svg:font-family="TimesNewRomanPSMT"/>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style:font-name-asian="Helvetica" style:font-size-asian="12pt" style:font-name-complex="Helvetica" style:font-size-complex="12pt"/>
    </style:style>
    <style:style style:name="P2" style:family="paragraph" style:parent-style-name="Standard">
      <style:paragraph-properties fo:text-align="justify" style:justify-single-word="false" style:text-autospace="none"/>
      <style:text-properties style:use-window-font-color="true" style:font-name="Times New Roman" fo:font-size="12pt" style:font-name-asian="Helvetica" style:font-size-asian="12pt" style:font-name-complex="Helvetica" style:font-size-complex="12pt"/>
    </style:style>
    <style:style style:name="P3" style:family="paragraph" style:parent-style-name="Standard">
      <style:paragraph-properties fo:text-align="end" style:justify-single-word="false" style:text-autospace="none"/>
      <style:text-properties style:use-window-font-color="true" style:font-name="Times New Roman" fo:font-size="12pt" style:font-name-asian="Helvetica" style:font-size-asian="12pt" style:font-name-complex="Helvetica" style:font-size-complex="12pt"/>
    </style:style>
    <style:style style:name="P4" style:family="paragraph" style:parent-style-name="Standard">
      <style:paragraph-properties fo:text-align="center" style:justify-single-word="false" style:text-autospace="none"/>
      <style:text-properties style:use-window-font-color="true" style:font-name="Times New Roman" fo:font-size="12pt" style:font-name-asian="Helvetica" style:font-size-asian="12pt" style:font-name-complex="Helvetica" style:font-size-complex="12pt"/>
    </style:style>
    <style:style style:name="P5" style:family="paragraph" style:parent-style-name="Standard">
      <style:paragraph-properties fo:text-align="justify" style:justify-single-word="false"/>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6" style:family="paragraph" style:parent-style-name="Standard">
      <style:paragraph-properties fo:text-align="center" style:justify-single-word="false" style:text-autospace="none"/>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7" style:family="paragraph" style:parent-style-name="Standard">
      <style:paragraph-properties fo:text-align="start" style:justify-single-word="false"/>
      <style:text-properties style:font-name="Times New Roman" fo:font-size="12pt" style:font-size-asian="12pt" style:font-size-complex="12pt"/>
    </style:style>
    <style:style style:name="P8" style:family="paragraph" style:parent-style-name="Standard">
      <style:paragraph-properties fo:text-align="justify" style:justify-single-word="false"/>
      <style:text-properties style:font-name="Times New Roman" fo:font-size="12pt" style:font-size-asian="12pt" style:font-size-complex="12pt"/>
    </style:style>
    <style:style style:name="P9" style:family="paragraph" style:parent-style-name="Standard">
      <style:paragraph-properties fo:text-align="end" style:justify-single-word="false"/>
      <style:text-properties style:font-name="Times New Roman" fo:font-size="12pt" style:font-size-asian="12pt" style:font-size-complex="12pt"/>
    </style:style>
    <style:style style:name="P10" style:family="paragraph" style:parent-style-name="Standard">
      <style:paragraph-properties fo:margin-left="13.346cm" fo:margin-right="0cm" fo:text-align="start" style:justify-single-word="false" fo:text-indent="-13.324cm" style:auto-text-indent="false">
        <style:tab-stops/>
      </style:paragraph-properties>
      <style:text-properties style:font-name="Times New Roman" fo:font-size="12pt" style:font-size-asian="12pt" style:font-size-complex="12pt"/>
    </style:style>
    <style:style style:name="T1" style:family="text">
      <style:text-properties style:text-position="super 58%"/>
    </style:style>
    <style:style style:name="T2" style:family="text">
      <style:text-properties style:use-window-font-color="true" fo:font-weight="normal" style:font-name-asian="Helvetica" style:font-weight-asian="normal" style:font-name-complex="Helvetica" style:font-weight-complex="normal"/>
    </style:style>
    <style:style style:name="T3" style:family="text">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Xavier Loizeau</text:p>
      <text:p text:style-name="P7">7 Rue des Rosiers,</text:p>
      <text:p text:style-name="P10">44880, Sautron<text:tab/>the 15<text:span text:style-name="T1">th</text:span> of May 2015</text:p>
      <text:p text:style-name="P8">06.58.66.51.81</text:p>
      <text:p text:style-name="P8"/>
      <text:p text:style-name="P9"/>
      <text:p text:style-name="P8"/>
      <text:p text:style-name="P8"/>
      <text:p text:style-name="P8"/>
      <text:p text:style-name="P8"/>
      <text:p text:style-name="P8"><text:tab/>Madame, Sir,</text:p>
      <text:p text:style-name="P8"/>
      <text:p text:style-name="P1">As a third year student at the ENSAI (Nationnal School for Statistic and Information Analysis), which is equivalent to a MSc in statistic, I would like to continue my studies with a PhD in statistics.</text:p>
      <text:p text:style-name="P5"/>
      <text:p text:style-name="P5"/>
      <text:p text:style-name="P8"><text:span text:style-name="T2">As soon as I began my higher education, I considered research in mathematics as a serious carrier option. Hence, choosing the ENSAI as my specialisation school after two years of “classes préparatoires” (French undergraduate courses </text:span><text:span text:style-name="T3">required in preparation for competitive entrance exams into top graduate and engineering schools) was a natural choice to me.</text:span></text:p>
      <text:p text:style-name="P8"><text:span text:style-name="T3">This three years long formation in statistics is based on both theoretical courses, such as parametric or non parametric models, and practical classes such as use of dedicated softwares. </text:span></text:p>
      <text:p text:style-name="P5">I have been particularly interested in the methodological aspect of those courses and theoretical justification of those methods and of the studied models. The idea to use those competences in a project would perfectly fit me.</text:p>
      <text:p text:style-name="P5">I have been able to use this knowledge in different projects, both theoretical or applied to domains such as biology, defence or reliability.</text:p>
      <text:p text:style-name="P5">In order to strengthen my theoretical knowledge, which is important for my carrier plans, I decided to take an extra bachelor degree in mathematic at Rennes University during my first year at the ENSAI and an extra Master degree in mathematical statistic during my third year.</text:p>
      <text:p text:style-name="P5"/>
      <text:p text:style-name="P5"/>
      <text:p text:style-name="P5">During these three years, I have been able to distinguish the application domains which are <text:s/>interesting to me. I realised that they are the ones which requires important theoretical developments, including fundamental mathematical statistic.</text:p>
      <text:p text:style-name="P5">First of all</text:p>
      <text:p text:style-name="P5"/>
      <text:p text:style-name="P5"/>
      <text:p text:style-name="P5">Au cours de ces trois années, j'ai réalisé que parmi les domaines d'application qui m'intéressent, l'industrie et en particulier l'aérospatiale est celui que je préfère.</text:p>
      <text:p text:style-name="P5">Tout d'abord par son aspect pluridisciplinaire ; les interactions entre les domaines scientifiques occasionnés sont une source d'enrichissement très positif à mes yeux.</text:p>
      <text:p text:style-name="P5">D'autre part, par les enjeux politiques et économiques qui l'entourent, le secteur aérospatial exige une perpétuelle innovation, rigueur et engagement dans les projets afin de ne pas être dépassé par un domaine en évolution incessante, ce qui est pour moi une importante source de motivation.</text:p>
      <text:p text:style-name="P5"/>
      <text:p text:style-name="P5"/>
      <text:p text:style-name="P5">C'est donc naturellement que j'ai postulé à l'ONERA pour réaliser mon stage de fin d'étude auprès de leur Département d'Optique Théorique et Appliquée sur le sujet proposé : « Conception d’un métamodèle multifidélité pour le calcul de la dispersion de l’émission infrarouge des jets de moteurs-fusées ».</text:p>
      <text:p text:style-name="P5"><text:soft-page-break/>En effet, ce sujet est tout d'abord particulièrement intéressant d'un point de vue mathématique mais également appliqué au domaine que je privilégie et en interaction directe avec les sciences physiques.</text:p>
      <text:p text:style-name="P5"/>
      <text:p text:style-name="P5"/>
      <text:p text:style-name="P5">J'ai été très satisfait d'apprendre que ma candidature avait été retenue et le stage a maintenant débuté depuis plus de deux semaines.</text:p>
      <text:p text:style-name="P5">J'y ai rencontré l'intérêt scientifique, la pluridisciplinarité et la rigueur espérés.</text:p>
      <text:p text:style-name="P5">Je serais donc particulièrement heureux de pouvoir prolonger ce stage sous forme d'une thèse puisqu'il a vocation à être prolongé sous cette forme.</text:p>
      <text:p text:style-name="P5"/>
      <text:p text:style-name="P5"/>
      <text:p text:style-name="P5">J'ai donc l'honneur, par la présente, de postuler à l'obtention d'une bourse de thèse DGA afin de poursuivre ce stage sous forme d'une thèse auprès de l'ONERA.</text:p>
      <text:p text:style-name="P1"/>
      <text:p text:style-name="P1"/>
      <text:p text:style-name="P1"/>
      <text:p text:style-name="P1"/>
      <text:p text:style-name="P1">Je reste à votre entière disposition pour toute information complémentaire.</text:p>
      <text:p text:style-name="P2"/>
      <text:p text:style-name="P2">Veuillez agréer, Madame, Monsieur, l'expression de mes salutations distinguées.</text:p>
      <text:p text:style-name="P3"/>
      <text:p text:style-name="P4"/>
      <text:p text:style-name="P4"/>
      <text:p text:style-name="P6"><text:tab/><text:tab/><text:tab/><text:tab/><text:tab/>Xavier Loiz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MT" svg:font-family="TimesNewRomanPSMT"/>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avier Loizeau</meta:initial-creator>
    <meta:creation-date>2015-04-17T14:06:51</meta:creation-date>
    <dc:date>2015-05-15T14:36:52</dc:date>
    <dc:creator>Xavier Loizeau</dc:creator>
    <meta:editing-duration>PT5H8M48S</meta:editing-duration>
    <meta:editing-cycles>6</meta:editing-cycles>
    <meta:generator>OpenOffice/4.1.1$Unix OpenOffice.org_project/411m6$Build-9775</meta:generator>
    <meta:document-statistic meta:table-count="0" meta:image-count="0" meta:object-count="0" meta:page-count="2" meta:paragraph-count="25" meta:word-count="550" meta:character-count="3576"/>
  </office:meta>
</office:document-meta>
</file>